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69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7.67mm"/>
    </style:style>
    <style:style style:name="co4" style:family="table-column">
      <style:table-column-properties fo:break-before="auto" style:column-width="20.92mm"/>
    </style:style>
    <style:style style:name="co5" style:family="table-column">
      <style:table-column-properties fo:break-before="auto" style:column-width="4.8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cccc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hreepowe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3"/>
        <table:table-column table:style-name="co4" table:default-cell-style-name="ce4"/>
        <table:table-column table:style-name="co5" table:default-cell-style-name="ce3"/>
        <table:table-column table:style-name="co4" table:default-cell-style-name="ce4"/>
        <table:table-column table:style-name="co5" table:default-cell-style-name="ce3"/>
        <table:table-column table:style-name="co4" table:number-columns-repeated="2" table:default-cell-style-name="ce4"/>
        <table:table-row table:style-name="ro1">
          <table:table-cell/>
          <table:table-cell office:value-type="string" calcext:value-type="string">
            <text:p>{}</text:p>
          </table:table-cell>
          <table:table-cell/>
          <table:table-cell office:value-type="string" calcext:value-type="string">
            <text:p>Include 3^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lude 3^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clude 3^2</text:p>
          </table:table-cell>
          <table:table-cell office:value-type="string" calcext:value-type="string">
            <text:p>Include 3^3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MOD(FLOOR([.$A2]/[.E$1]);2)" office:value-type="float" office:value="1" calcext:value-type="float">
            <text:p>1</text:p>
          </table:table-cell>
          <table:table-cell/>
          <table:table-cell table:formula="of:=MOD(FLOOR([.$A2]/[.G$1]);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MOD(FLOOR([.$A3]/[.E$1])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(FLOOR([.$A3]/[.G$1]);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 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FLOOR([.$A4]/[.E$1]);2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MOD(FLOOR([.$A4]/[.G$1]);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formula="of:=MOD(FLOOR([.$A5]/[.E$1]);2)" office:value-type="float" office:value="0" calcext:value-type="float">
            <text:p>0</text:p>
          </table:table-cell>
          <table:table-cell/>
          <table:table-cell table:formula="of:=MOD(FLOOR([.$A5]/[.G$1]);2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 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MOD(FLOOR([.$A6]/[.E$1]);2)" office:value-type="float" office:value="1" calcext:value-type="float">
            <text:p>1</text:p>
          </table:table-cell>
          <table:table-cell/>
          <table:table-cell table:formula="of:=MOD(FLOOR([.$A6]/[.G$1]);2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 9</text:p>
          </table:table-cell>
          <table:table-cell office:value-type="float" office:value="9" calcext:value-type="float">
            <text:p>9</text:p>
          </table:table-cell>
          <table:table-cell/>
          <table:table-cell table:formula="of:=MOD(FLOOR([.$A7]/[.E$1])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(FLOOR([.$A7]/[.G$1]);2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 3 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MOD(FLOOR([.$A8]/[.E$1]);2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MOD(FLOOR([.$A8]/[.G$1]);2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2" office:value-type="float" office:value="27" calcext:value-type="float">
            <text:p>27</text:p>
          </table:table-cell>
          <table:table-cell/>
          <table:table-cell table:formula="of:=MOD(FLOOR([.$A9]/[.E$1]);2)" office:value-type="float" office:value="0" calcext:value-type="float">
            <text:p>0</text:p>
          </table:table-cell>
          <table:table-cell/>
          <table:table-cell table:formula="of:=MOD(FLOOR([.$A9]/[.G$1]);2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 2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MOD(FLOOR([.$A10]/[.E$1]);2)" office:value-type="float" office:value="1" calcext:value-type="float">
            <text:p>1</text:p>
          </table:table-cell>
          <table:table-cell/>
          <table:table-cell table:formula="of:=MOD(FLOOR([.$A10]/[.G$1]);2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 27</text:p>
          </table:table-cell>
          <table:table-cell office:value-type="float" office:value="27" calcext:value-type="float">
            <text:p>27</text:p>
          </table:table-cell>
          <table:table-cell/>
          <table:table-cell table:formula="of:=MOD(FLOOR([.$A11]/[.E$1])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(FLOOR([.$A11]/[.G$1]);2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 3 2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MOD(FLOOR([.$A12]/[.E$1]);2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MOD(FLOOR([.$A12]/[.G$1]);2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9 27</text:p>
          </table:table-cell>
          <table:table-cell office:value-type="float" office:value="27" calcext:value-type="float">
            <text:p>27</text:p>
          </table:table-cell>
          <table:table-cell/>
          <table:table-cell table:formula="of:=MOD(FLOOR([.$A13]/[.E$1]);2)" office:value-type="float" office:value="0" calcext:value-type="float">
            <text:p>0</text:p>
          </table:table-cell>
          <table:table-cell/>
          <table:table-cell table:formula="of:=MOD(FLOOR([.$A13]/[.G$1]);2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 9 2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MOD(FLOOR([.$A14]/[.E$1]);2)" office:value-type="float" office:value="1" calcext:value-type="float">
            <text:p>1</text:p>
          </table:table-cell>
          <table:table-cell/>
          <table:table-cell table:formula="of:=MOD(FLOOR([.$A14]/[.G$1]);2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3 9 27</text:p>
          </table:table-cell>
          <table:table-cell office:value-type="float" office:value="27" calcext:value-type="float">
            <text:p>27</text:p>
          </table:table-cell>
          <table:table-cell/>
          <table:table-cell table:formula="of:=MOD(FLOOR([.$A15]/[.E$1])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(FLOOR([.$A15]/[.G$1]);2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 3 9 2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MOD(FLOOR([.$A16]/[.E$1]);2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MOD(FLOOR([.$A16]/[.G$1]);2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2" office:value-type="float" office:value="81" calcext:value-type="float">
            <text:p>81</text:p>
          </table:table-cell>
          <table:table-cell/>
          <table:table-cell table:formula="of:=MOD(FLOOR([.$A17]/[.E$1]);2)" office:value-type="float" office:value="0" calcext:value-type="float">
            <text:p>0</text:p>
          </table:table-cell>
          <table:table-cell/>
          <table:table-cell table:formula="of:=MOD(FLOOR([.$A17]/[.G$1]);2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104855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6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5T16:10:16.258000000</meta:creation-date>
    <dc:date>2019-09-16T01:30:38.150000000</dc:date>
    <meta:editing-duration>PT7H19M5S</meta:editing-duration>
    <meta:editing-cycles>6</meta:editing-cycles>
    <meta:generator>LibreOffice/6.2.4.2$Windows_X86_64 LibreOffice_project/2412653d852ce75f65fbfa83fb7e7b669a126d64</meta:generator>
    <meta:document-statistic meta:table-count="1" meta:cell-count="119" meta:object-count="0"/>
  </office:meta>
</office:document-meta>
</file>